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42257" officeooo:paragraph-rsid="00042257"/>
    </style:style>
    <style:style style:name="P2" style:family="paragraph" style:parent-style-name="Text_20_body">
      <style:text-properties officeooo:rsid="00042257" officeooo:paragraph-rsid="0021e930"/>
    </style:style>
    <style:style style:name="P3" style:family="paragraph" style:parent-style-name="Text_20_body">
      <style:text-properties officeooo:paragraph-rsid="0021e930"/>
    </style:style>
    <style:style style:name="P4" style:family="paragraph" style:parent-style-name="Text_20_body">
      <style:text-properties officeooo:paragraph-rsid="0023689b"/>
    </style:style>
    <style:style style:name="P5" style:family="paragraph" style:parent-style-name="Text_20_body">
      <style:text-properties officeooo:paragraph-rsid="00262c24"/>
    </style:style>
    <style:style style:name="P6" style:family="paragraph" style:parent-style-name="Text_20_body">
      <style:text-properties officeooo:paragraph-rsid="00276c24"/>
    </style:style>
    <style:style style:name="P7" style:family="paragraph" style:parent-style-name="Title">
      <style:text-properties officeooo:rsid="00042257" officeooo:paragraph-rsid="00042257"/>
    </style:style>
    <style:style style:name="P8" style:family="paragraph" style:parent-style-name="Heading_20_1">
      <style:text-properties officeooo:rsid="0021e930" officeooo:paragraph-rsid="0021e930"/>
    </style:style>
    <style:style style:name="P9" style:family="paragraph" style:parent-style-name="Heading_20_1">
      <style:text-properties officeooo:rsid="00262c24" officeooo:paragraph-rsid="00262c24"/>
    </style:style>
    <style:style style:name="P10" style:family="paragraph" style:parent-style-name="Heading_20_1">
      <style:text-properties officeooo:rsid="0023689b" officeooo:paragraph-rsid="0023689b"/>
    </style:style>
    <style:style style:name="P11" style:family="paragraph" style:parent-style-name="Heading_20_1">
      <style:text-properties officeooo:rsid="00255fde" officeooo:paragraph-rsid="00255fde"/>
    </style:style>
    <style:style style:name="P12" style:family="paragraph" style:parent-style-name="Heading_20_1">
      <style:text-properties officeooo:rsid="00276c24" officeooo:paragraph-rsid="00276c24"/>
    </style:style>
    <style:style style:name="P13" style:family="paragraph" style:parent-style-name="Text_20_body" style:list-style-name="L1">
      <style:text-properties officeooo:rsid="00218c83" officeooo:paragraph-rsid="00218c83"/>
    </style:style>
    <style:style style:name="P14" style:family="paragraph" style:parent-style-name="Text_20_body" style:list-style-name="L2">
      <style:text-properties officeooo:rsid="00262c24" officeooo:paragraph-rsid="00262c24"/>
    </style:style>
    <style:style style:name="P15" style:family="paragraph" style:parent-style-name="Text_20_body" style:list-style-name="L3">
      <style:text-properties officeooo:rsid="0021e930" officeooo:paragraph-rsid="0021e930"/>
    </style:style>
    <style:style style:name="P16" style:family="paragraph" style:parent-style-name="Text_20_body" style:list-style-name="L4">
      <style:text-properties officeooo:rsid="0021e930" officeooo:paragraph-rsid="0021e930"/>
    </style:style>
    <style:style style:name="P17" style:family="paragraph" style:parent-style-name="Text_20_body" style:list-style-name="L4">
      <style:text-properties officeooo:rsid="0023689b" officeooo:paragraph-rsid="0023689b"/>
    </style:style>
    <style:style style:name="P18" style:family="paragraph" style:parent-style-name="Text_20_body">
      <style:text-properties officeooo:paragraph-rsid="00255fde"/>
    </style:style>
    <style:style style:name="P19" style:family="paragraph" style:parent-style-name="Text_20_body" style:list-style-name="L5">
      <style:text-properties officeooo:rsid="002866c1" officeooo:paragraph-rsid="002866c1"/>
    </style:style>
    <style:style style:name="T1" style:family="text">
      <style:text-properties officeooo:rsid="0021e930"/>
    </style:style>
    <style:style style:name="T2" style:family="text">
      <style:text-properties officeooo:rsid="0023689b"/>
    </style:style>
    <style:style style:name="T3" style:family="text">
      <style:text-properties officeooo:rsid="00255fde"/>
    </style:style>
    <style:style style:name="T4" style:family="text">
      <style:text-properties officeooo:rsid="00262c24"/>
    </style:style>
    <style:style style:name="T5" style:family="text">
      <style:text-properties officeooo:rsid="00276c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achine</text:p>
      <text:p text:style-name="P1"/>
      <text:p text:style-name="P2"><text:tab/><text:span text:style-name="T1">WALL (WT AssembLy Language) is a Machine Simulator coupled with a custom Assembly Language.</text:span></text:p>
      <text:p text:style-name="P2"><text:tab/><text:span text:style-name="T1">The Machine consists of a Memory Table, Program Status Word, Registers, Clock, Display Console, Disassembled Console, and a Memory Error Console.</text:span></text:p>
      <text:h text:style-name="P8" text:outline-level="1">Memory Table</text:h>
      <text:p text:style-name="P3"><text:tab/><text:span text:style-name="T1">The Memory Table is a visual collection of WALL’s memory (RAM). WALL possess 2^8 bytes of memory (256 bytes). Memory is a non-circular “array” of addresses beginning at address 0 and ending at address 255.</text:span></text:p>
      <text:list xml:id="list1124576503738726919" text:style-name="L1">
        <text:list-item>
          <text:p text:style-name="P13">Memory Cell</text:p>
          <text:list>
            <text:list-item>
              <text:p text:style-name="P13">Contains a hexadecimal value of 1 byte from 00 to FF</text:p>
            </text:list-item>
            <text:list-item>
              <text:p text:style-name="P13">Address 255 (FF) is a reserved address for WALL.</text:p>
              <text:list>
                <text:list-item>
                  <text:p text:style-name="P13">No user values may be placed into it.</text:p>
                </text:list-item>
                <text:list-item>
                  <text:p text:style-name="P13">No instructions can be placed into it.</text:p>
                </text:list-item>
                <text:list-item>
                  <text:p text:style-name="P13">The Stack begins at this address and grows into descending memory</text:p>
                </text:list-item>
              </text:list>
            </text:list-item>
          </text:list>
        </text:list-item>
      </text:list>
      <text:h text:style-name="P9" text:outline-level="1">Clock</text:h>
      <text:p text:style-name="P5"><text:tab/><text:span text:style-name="T4">The action mechanism of WALL. The Clock operates in a 3 step cycle – Fetch, Decode, and Execute.</text:span></text:p>
      <text:list xml:id="list7869195823699703756" text:style-name="L2">
        <text:list-item>
          <text:p text:style-name="P14">Fetch</text:p>
          <text:list>
            <text:list-item>
              <text:p text:style-name="P14">Fetches the instruction from the Instruction Register</text:p>
            </text:list-item>
          </text:list>
        </text:list-item>
        <text:list-item>
          <text:p text:style-name="P14">Decode</text:p>
          <text:list>
            <text:list-item>
              <text:p text:style-name="P14">Validates and reads the instruction</text:p>
            </text:list-item>
          </text:list>
        </text:list-item>
        <text:list-item>
          <text:p text:style-name="P14">Execute</text:p>
          <text:list>
            <text:list-item>
              <text:p text:style-name="P14">Takes the decoded instruction and executes it, altering Registers and Memory.</text:p>
            </text:list-item>
          </text:list>
        </text:list-item>
      </text:list>
      <text:h text:style-name="P8" text:outline-level="1"><text:soft-page-break/>Program Status Word</text:h>
      <text:p text:style-name="P3"><text:tab/><text:span text:style-name="T1">WALL’s PSW consists of two special registers. These registers maintain the current state of the machine.</text:span></text:p>
      <text:list xml:id="list5296301111613955627" text:style-name="L3">
        <text:list-item>
          <text:p text:style-name="P15">Instruction Pointer</text:p>
          <text:list>
            <text:list-item>
              <text:p text:style-name="P15">Points to the memory address of the next instruction to be executed</text:p>
            </text:list-item>
          </text:list>
        </text:list-item>
        <text:list-item>
          <text:p text:style-name="P15">Instruction Register</text:p>
          <text:list>
            <text:list-item>
              <text:p text:style-name="P15">Contains the content of the currently executing memory cell</text:p>
            </text:list-item>
            <text:list-item>
              <text:p text:style-name="P15">Possesses the byte code of the currently executing instruction.</text:p>
            </text:list-item>
          </text:list>
        </text:list-item>
      </text:list>
      <text:h text:style-name="P8" text:outline-level="1">Registers</text:h>
      <text:p text:style-name="P3"><text:tab/><text:span text:style-name="T1">WALL has 14 General Purpose Registers and two Reserved Registers. These registers are used by the programmer to do quick arithmetic and movement on memory content.</text:span></text:p>
      <text:list xml:id="list8465453164652467213" text:style-name="L4">
        <text:list-item>
          <text:p text:style-name="P16">General Purpose Registers</text:p>
          <text:list>
            <text:list-item>
              <text:p text:style-name="P16">R0: <text:span text:style-name="T2">C</text:span>omparison <text:span text:style-name="T2">R</text:span>egister</text:p>
              <text:list>
                <text:list-item>
                  <text:p text:style-name="P16">Whenever a comparison needs to occur, then the “compare against” value needs to be loaded into this register.</text:p>
                </text:list-item>
              </text:list>
            </text:list-item>
            <text:list-item>
              <text:p text:style-name="P16">RF: Display Register</text:p>
              <text:list>
                <text:list-item>
                  <text:p text:style-name="P16">Anything loaded into this register will be displayed into the Display Console in it’s ASCII equivalent value.</text:p>
                </text:list-item>
              </text:list>
            </text:list-item>
            <text:list-item>
              <text:p text:style-name="P16">All other GPRs have no specialized use.</text:p>
            </text:list-item>
          </text:list>
        </text:list-item>
        <text:list-item>
          <text:p text:style-name="P17">Reserved Registers</text:p>
          <text:list>
            <text:list-item>
              <text:p text:style-name="P17">RD (RBP): Base Pointer Register</text:p>
              <text:list>
                <text:list-item>
                  <text:p text:style-name="P17">Used by the Machine/Programmer to mark the location of the current Base of the Stack</text:p>
                </text:list-item>
              </text:list>
            </text:list-item>
            <text:list-item>
              <text:p text:style-name="P17">RE (RSP): Stack Pointer Register</text:p>
              <text:list>
                <text:list-item>
                  <text:p text:style-name="P17">Used by the Machine/Programmer to mark the location of the current Top of the Stack</text:p>
                </text:list-item>
              </text:list>
            </text:list-item>
          </text:list>
        </text:list-item>
      </text:list>
      <text:h text:style-name="P10" text:outline-level="1">Display Console</text:h>
      <text:p text:style-name="P4"><text:tab/><text:span text:style-name="T2">Takes the value loaded into RF and displays the ASCII character that is equivalent to the hexadecimal value. Gives visual feedback to the programmer.</text:span></text:p>
      <text:h text:style-name="P10" text:outline-level="1"><text:soft-page-break/>Disassembled Console</text:h>
      <text:p text:style-name="P4"><text:tab/><text:span text:style-name="T3">Takes the content of Six memory addresses, centered on the Instruction Register, and displays them in their Assembler Language format.</text:span></text:p>
      <text:h text:style-name="P11" text:outline-level="1">Memory Error Console</text:h>
      <text:p text:style-name="P18"><text:tab/><text:span text:style-name="T3">Displays Run-Time errors to the user.</text:span></text:p>
      <text:list xml:id="list1947872072024234690" text:style-name="L5">
        <text:list-item>
          <text:p text:style-name="P19">Address Overflow</text:p>
          <text:list>
            <text:list-item>
              <text:p text:style-name="P19">Address is greater than maximum Address</text:p>
            </text:list-item>
          </text:list>
        </text:list-item>
        <text:list-item>
          <text:p text:style-name="P19">Reserved Address</text:p>
          <text:list>
            <text:list-item>
              <text:p text:style-name="P19">Address 255 is reserved by WALL</text:p>
            </text:list-item>
          </text:list>
        </text:list-item>
        <text:list-item>
          <text:p text:style-name="P19">Boundary Fault</text:p>
          <text:list>
            <text:list-item>
              <text:p text:style-name="P19">IP is pointing to a odd address – non-fatal error</text:p>
            </text:list-item>
          </text:list>
        </text:list-item>
      </text:list>
      <text:h text:style-name="P12" text:outline-level="1">Call Stack</text:h>
      <text:p text:style-name="P6"><text:tab/><text:span text:style-name="T5">A top-down stack that shows basic information of each CALL instruction that was execu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3:52:44.932000000</meta:creation-date>
    <dc:date>2016-12-29T21:33:27.234000000</dc:date>
    <meta:editing-duration>P10DT4H19M37S</meta:editing-duration>
    <meta:editing-cycles>5</meta:editing-cycles>
    <meta:generator>LibreOffice/5.1.4.2$Windows_x86 LibreOffice_project/f99d75f39f1c57ebdd7ffc5f42867c12031db97a</meta:generator>
    <meta:document-statistic meta:table-count="0" meta:image-count="0" meta:object-count="0" meta:page-count="3" meta:paragraph-count="53" meta:word-count="472" meta:character-count="2774" meta:non-whitespace-character-count="2377"/>
  </office:meta>
</office:document-meta>
</file>